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Dimmitt SW Quad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5308" calcext:value-type="float">
            <text:p>104.6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Dimmitt SW Quad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94584" calcext:value-type="float">
            <text:p>104.4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Dimmitt SW Quad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12288" calcext:value-type="float">
            <text:p>104.4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Dimmitt SW Quad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67152" calcext:value-type="float">
            <text:p>104.4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Dimmitt SW Quad</text:p>
          </table:table-cell>
          <table:table-cell office:value-type="string" calcext:value-type="string">
            <text:p>202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02" calcext:value-type="float">
            <text:p>104.4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Dimmitt SW Quad</text:p>
          </table:table-cell>
          <table:table-cell office:value-type="string" calcext:value-type="string">
            <text:p>202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2636" calcext:value-type="float">
            <text:p>104.2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Dimmitt SW Quad</text:p>
          </table:table-cell>
          <table:table-cell office:value-type="string" calcext:value-type="string">
            <text:p>201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92248" calcext:value-type="float">
            <text:p>104.0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Dimmitt SW Quad</text:p>
          </table:table-cell>
          <table:table-cell office:value-type="string" calcext:value-type="string">
            <text:p>201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0444" calcext:value-type="float">
            <text:p>104.1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Dimmitt SW Quad</text:p>
          </table:table-cell>
          <table:table-cell office:value-type="string" calcext:value-type="string">
            <text:p>2017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88616" calcext:value-type="float">
            <text:p>103.9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Dimmitt SW Quad</text:p>
          </table:table-cell>
          <table:table-cell office:value-type="string" calcext:value-type="string">
            <text:p>201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50872" calcext:value-type="float">
            <text:p>103.75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Dimmitt SW Quad</text:p>
          </table:table-cell>
          <table:table-cell office:value-type="string" calcext:value-type="string">
            <text:p>201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4056" calcext:value-type="float">
            <text:p>103.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Dimmitt SW Quad</text:p>
          </table:table-cell>
          <table:table-cell office:value-type="string" calcext:value-type="string">
            <text:p>201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7292" calcext:value-type="float">
            <text:p>103.3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Dimmitt SW Quad</text:p>
          </table:table-cell>
          <table:table-cell office:value-type="string" calcext:value-type="string">
            <text:p>201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32712" calcext:value-type="float">
            <text:p>103.23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Dimmitt SW Quad</text:p>
          </table:table-cell>
          <table:table-cell office:value-type="string" calcext:value-type="string">
            <text:p>201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6812" calcext:value-type="float">
            <text:p>103.0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Dimmitt SW Quad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82192" calcext:value-type="float">
            <text:p>102.88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Dimmitt SW Quad</text:p>
          </table:table-cell>
          <table:table-cell office:value-type="string" calcext:value-type="string">
            <text:p>2010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87704" calcext:value-type="float">
            <text:p>102.7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Dimmitt SW Quad</text:p>
          </table:table-cell>
          <table:table-cell office:value-type="string" calcext:value-type="string">
            <text:p>200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16432" calcext:value-type="float">
            <text:p>102.5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Dimmitt SW Quad</text:p>
          </table:table-cell>
          <table:table-cell office:value-type="string" calcext:value-type="string">
            <text:p>200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55472" calcext:value-type="float">
            <text:p>102.4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Dimmitt SW Quad</text:p>
          </table:table-cell>
          <table:table-cell office:value-type="string" calcext:value-type="string">
            <text:p>2007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27456" calcext:value-type="float">
            <text:p>102.3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Dimmitt SW Quad</text:p>
          </table:table-cell>
          <table:table-cell office:value-type="string" calcext:value-type="string">
            <text:p>200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9944" calcext:value-type="float">
            <text:p>102.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Dimmitt SW Quad</text:p>
          </table:table-cell>
          <table:table-cell office:value-type="string" calcext:value-type="string">
            <text:p>200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39064" calcext:value-type="float">
            <text:p>102.2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Dimmitt SW Quad</text:p>
          </table:table-cell>
          <table:table-cell office:value-type="string" calcext:value-type="string">
            <text:p>200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39776" calcext:value-type="float">
            <text:p>101.83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Dimmitt SW Quad</text:p>
          </table:table-cell>
          <table:table-cell office:value-type="string" calcext:value-type="string">
            <text:p>200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43992" calcext:value-type="float">
            <text:p>102.04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Dimmitt SW Quad</text:p>
          </table:table-cell>
          <table:table-cell office:value-type="string" calcext:value-type="string">
            <text:p>200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82576" calcext:value-type="float">
            <text:p>101.3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Dimmitt SW Quad</text:p>
          </table:table-cell>
          <table:table-cell office:value-type="string" calcext:value-type="string">
            <text:p>200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65" calcext:value-type="float">
            <text:p>100.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Dimmitt SW Quad</text:p>
          </table:table-cell>
          <table:table-cell office:value-type="string" calcext:value-type="string">
            <text:p>199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936" calcext:value-type="float">
            <text:p>101.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Dimmitt SW Quad</text:p>
          </table:table-cell>
          <table:table-cell office:value-type="string" calcext:value-type="string">
            <text:p>199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3348" calcext:value-type="float">
            <text:p>100.2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Dimmitt SW Quad</text:p>
          </table:table-cell>
          <table:table-cell office:value-type="string" calcext:value-type="string">
            <text:p>1997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15904" calcext:value-type="float">
            <text:p>99.8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Dimmitt SW Quad</text:p>
          </table:table-cell>
          <table:table-cell office:value-type="string" calcext:value-type="string">
            <text:p>1996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2472" calcext:value-type="float">
            <text:p>98.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Dimmitt SW Quad</text:p>
          </table:table-cell>
          <table:table-cell office:value-type="string" calcext:value-type="string">
            <text:p>199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7128" calcext:value-type="float">
            <text:p>97.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Dimmitt SW Quad</text:p>
          </table:table-cell>
          <table:table-cell office:value-type="string" calcext:value-type="string">
            <text:p>199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38464" calcext:value-type="float">
            <text:p>97.4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Dimmitt SW Quad</text:p>
          </table:table-cell>
          <table:table-cell office:value-type="string" calcext:value-type="string">
            <text:p>199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3872" calcext:value-type="float">
            <text:p>96.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Dimmitt SW Quad</text:p>
          </table:table-cell>
          <table:table-cell office:value-type="string" calcext:value-type="string">
            <text:p>199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31712" calcext:value-type="float">
            <text:p>95.2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Dimmitt SW Quad</text:p>
          </table:table-cell>
          <table:table-cell office:value-type="string" calcext:value-type="string">
            <text:p>199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79184" calcext:value-type="float">
            <text:p>95.5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Dimmitt SW Quad</text:p>
          </table:table-cell>
          <table:table-cell office:value-type="string" calcext:value-type="string">
            <text:p>199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38904" calcext:value-type="float">
            <text:p>93.3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Dimmitt SW Quad</text:p>
          </table:table-cell>
          <table:table-cell office:value-type="string" calcext:value-type="string">
            <text:p>198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07384" calcext:value-type="float">
            <text:p>92.6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Dimmitt SW Quad</text:p>
          </table:table-cell>
          <table:table-cell office:value-type="string" calcext:value-type="string">
            <text:p>198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55696" calcext:value-type="float">
            <text:p>92.0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Dimmitt SW Quad</text:p>
          </table:table-cell>
          <table:table-cell office:value-type="string" calcext:value-type="string">
            <text:p>1987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26384" calcext:value-type="float">
            <text:p>92.2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Dimmitt SW Quad</text:p>
          </table:table-cell>
          <table:table-cell office:value-type="string" calcext:value-type="string">
            <text:p>198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5148" calcext:value-type="float">
            <text:p>91.8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Dimmitt SW Quad</text:p>
          </table:table-cell>
          <table:table-cell office:value-type="string" calcext:value-type="string">
            <text:p>198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62504" calcext:value-type="float">
            <text:p>91.6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Dimmitt SW Quad</text:p>
          </table:table-cell>
          <table:table-cell office:value-type="string" calcext:value-type="string">
            <text:p>198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84552" calcext:value-type="float">
            <text:p>91.2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Dimmitt SW Quad</text:p>
          </table:table-cell>
          <table:table-cell office:value-type="string" calcext:value-type="string">
            <text:p>198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2852" calcext:value-type="float">
            <text:p>91.0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Dimmitt SW Quad</text:p>
          </table:table-cell>
          <table:table-cell office:value-type="string" calcext:value-type="string">
            <text:p>198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70024" calcext:value-type="float">
            <text:p>90.8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Dimmitt SW Quad</text:p>
          </table:table-cell>
          <table:table-cell office:value-type="string" calcext:value-type="string">
            <text:p>198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81632" calcext:value-type="float">
            <text:p>90.7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Dimmitt SW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9512" calcext:value-type="float">
            <text:p>90.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Dimmitt SW Quad</text:p>
          </table:table-cell>
          <table:table-cell office:value-type="string" calcext:value-type="string">
            <text:p>197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9512" calcext:value-type="float">
            <text:p>90.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Dimmitt SW Quad</text:p>
          </table:table-cell>
          <table:table-cell office:value-type="string" calcext:value-type="string">
            <text:p>197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8528" calcext:value-type="float">
            <text:p>89.5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Dimmitt SW Quad</text:p>
          </table:table-cell>
          <table:table-cell office:value-type="string" calcext:value-type="string">
            <text:p>197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6336" calcext:value-type="float">
            <text:p>89.5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Dimmitt SW Quad</text:p>
          </table:table-cell>
          <table:table-cell office:value-type="string" calcext:value-type="string">
            <text:p>197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15344" calcext:value-type="float">
            <text:p>87.7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Dimmitt SW Quad</text:p>
          </table:table-cell>
          <table:table-cell office:value-type="string" calcext:value-type="string">
            <text:p>197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4752" calcext:value-type="float">
            <text:p>85.2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Dimmitt SW Quad</text:p>
          </table:table-cell>
          <table:table-cell office:value-type="string" calcext:value-type="string">
            <text:p>197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98536" calcext:value-type="float">
            <text:p>84.2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Dimmitt SW Quad</text:p>
          </table:table-cell>
          <table:table-cell office:value-type="string" calcext:value-type="string">
            <text:p>197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3944" calcext:value-type="float">
            <text:p>84.1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Dimmitt SW Quad</text:p>
          </table:table-cell>
          <table:table-cell office:value-type="string" calcext:value-type="string">
            <text:p>197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8216" calcext:value-type="float">
            <text:p>81.7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Dimmitt SW Quad</text:p>
          </table:table-cell>
          <table:table-cell office:value-type="string" calcext:value-type="string">
            <text:p>197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79848" calcext:value-type="float">
            <text:p>81.0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Dimmitt SW Quad</text:p>
          </table:table-cell>
          <table:table-cell office:value-type="string" calcext:value-type="string">
            <text:p>197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94176" calcext:value-type="float">
            <text:p>79.8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Dimmitt SW Quad</text:p>
          </table:table-cell>
          <table:table-cell office:value-type="string" calcext:value-type="string">
            <text:p>197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53056" calcext:value-type="float">
            <text:p>78.5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Dimmitt SW Quad</text:p>
          </table:table-cell>
          <table:table-cell office:value-type="string" calcext:value-type="string">
            <text:p>196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064" calcext:value-type="float">
            <text:p>77.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Dimmitt SW Quad</text:p>
          </table:table-cell>
          <table:table-cell office:value-type="string" calcext:value-type="string">
            <text:p>196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944" calcext:value-type="float">
            <text:p>75.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Dimmitt SW Quad</text:p>
          </table:table-cell>
          <table:table-cell office:value-type="string" calcext:value-type="string">
            <text:p>196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854" calcext:value-type="float">
            <text:p>73.6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Dimmitt SW Quad</text:p>
          </table:table-cell>
          <table:table-cell office:value-type="string" calcext:value-type="string">
            <text:p>196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2544" calcext:value-type="float">
            <text:p>69.12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Dimmitt SW Quad</text:p>
          </table:table-cell>
          <table:table-cell office:value-type="string" calcext:value-type="string">
            <text:p>196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7584" calcext:value-type="float">
            <text:p>67.5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302</text:p>
          </table:table-cell>
          <table:table-cell office:value-type="string" calcext:value-type="string">
            <text:p>Dimmitt SW Quad</text:p>
          </table:table-cell>
          <table:table-cell office:value-type="string" calcext:value-type="string">
            <text:p>196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5192" calcext:value-type="float">
            <text:p>65.9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14" meta:object-count="0"/>
    <meta:user-defined meta:name="AppVersion">3.0</meta:user-defined>
  </office:meta>
</office:document-meta>
</file>